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.matches( Object actu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.And( ArgumentMatcher &lt; ? &gt; m1 , ArgumentMatcher &lt; ? &gt; m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n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d.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